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500000160C674686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964cm" fo:min-width="11.472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14cm" fo:min-width="11.472cm" fo:padding-top="0.15cm" fo:padding-bottom="0.15cm" fo:padding-left="0.275cm" fo:padding-right="0.275cm"/>
    </style:style>
    <style:style style:name="gr4" style:family="graphic" style:parent-style-name="standard">
      <style:graphic-properties svg:stroke-width="0.1cm" svg:stroke-color="#ff6633" draw:marker-start-width="0.35cm" draw:marker-end-width="0.35cm" draw:fill="none" draw:textarea-horizontal-align="justify" draw:textarea-vertical-align="middle" draw:auto-grow-height="false" fo:min-height="0.55cm" fo:min-width="16.6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579d1c" draw:marker-start-width="0.35cm" draw:marker-end-width="0.35cm" draw:fill="none" draw:textarea-horizontal-align="justify" draw:textarea-vertical-align="middle" draw:auto-grow-height="false" fo:min-height="4.45cm" fo:min-width="0.8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aecf00" draw:marker-start-width="0.35cm" draw:marker-end-width="0.35cm" draw:fill="none" draw:textarea-horizontal-align="justify" draw:textarea-vertical-align="middle" draw:auto-grow-height="false" fo:min-height="4.45cm" fo:min-width="5.7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579d1c" draw:marker-start-width="0.35cm" draw:marker-end-width="0.35cm" draw:fill="none" draw:textarea-horizontal-align="justify" draw:textarea-vertical-align="middle" draw:auto-grow-height="false" fo:min-height="4.45cm" fo:min-width="5.9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2" draw:id="id2" draw:layer="layout" svg:width="17.065cm" svg:height="9.312cm" svg:x="6.413cm" svg:y="5.788cm">
          <draw:image xlink:href="Pictures/100000000000028500000160C6746867.png" xlink:type="simple" xlink:show="embed" xlink:actuate="onLoad">
            <text:p/>
          </draw:image>
        </draw:frame>
        <draw:custom-shape draw:style-name="gr2" draw:text-style-name="P1" draw:layer="layout" svg:width="17cm" svg:height="3.2cm" svg:x="6.513cm" svg:y="4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7cm" svg:height="2cm" svg:x="6.513cm" svg:y="7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7.2cm" svg:height="0.9cm" svg:x="6.113cm" svg:y="9.7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cm" svg:height="4.8cm" svg:x="8.413cm" svg:y="9.9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3cm" svg:height="4.8cm" svg:x="9.713cm" svg:y="9.9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5cm" svg:height="4.8cm" svg:x="16.213cm" svg:y="9.988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6cm" svg:height="0.962cm" svg:x="2.813cm" svg:y="9.888cm">
          <draw:text-box>
            <text:p>header</text:p>
          </draw:text-box>
        </draw:frame>
        <draw:frame draw:style-name="gr9" draw:layer="layout" svg:width="3.2cm" svg:height="0.954cm" svg:x="2.813cm" svg:y="7.234cm">
          <draw:text-box>
            <text:p>Métadata</text:p>
          </draw:text-box>
        </draw:frame>
        <draw:frame draw:style-name="gr10" draw:layer="layout" svg:width="2.8cm" svg:height="0.954cm" svg:x="2.813cm" svg:y="11.988cm">
          <draw:text-box>
            <text:p>individu</text:p>
          </draw:text-box>
        </draw:frame>
        <draw:line draw:style-name="gr11" draw:text-style-name="P1" draw:layer="layout" svg:x1="5.413cm" svg:y1="12.488cm" svg:x2="6.413cm" svg:y2="12.488cm">
          <text:p/>
        </draw:line>
        <draw:frame draw:style-name="gr9" xml:id="id1" draw:id="id1" draw:layer="layout" svg:width="2.8cm" svg:height="0.954cm" svg:x="9.613cm" svg:y="16.064cm">
          <draw:text-box>
            <text:p>variable</text:p>
          </draw:text-box>
        </draw:frame>
        <draw:connector draw:style-name="gr11" draw:text-style-name="P1" draw:layer="layout" svg:x1="12.413cm" svg:y1="16.541cm" svg:x2="14.945cm" svg:y2="15.1cm" draw:start-shape="id1" draw:start-glue-point="1" draw:end-shape="id2" svg:d="M12413 16541h2532v-1441" svg:viewBox="0 0 2533 14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7T19:31:12.718087000</meta:creation-date>
    <dc:date>2015-04-27T19:39:57.578272000</dc:date>
    <meta:editing-duration>PT50S</meta:editing-duration>
    <meta:editing-cycles>1</meta:editing-cycles>
    <meta:document-statistic meta:object-count="13"/>
    <meta:generator>LibreOffice/4.3.5.2$MacOSX_X86_64 LibreOffice_project/3a87456aaa6a95c63eea1c1b3201acedf0751bd5</meta:generator>
  </office:meta>
</office:document-meta>
</file>